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ProcessingPipeline.cacheResults( Environment environment ,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hingProcessingPipeline.newComponentCacheKey( int type , String rol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rocessingPipeline.connectCachingPipeline( Environment environm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